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pt" fo:country="BR" style:font-size-asian="14pt" style:font-size-complex="14pt"/>
    </style:style>
    <style:style style:name="P5" style:family="paragraph" style:parent-style-name="Standard" style:master-page-name="Standard">
      <style:paragraph-properties fo:text-align="justify" style:justify-single-word="false" style:page-number="auto"/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 - O que foi modificado no programa</text:p>
      <text:p text:style-name="P1"/>
      <text:p text:style-name="P1"><text:tab/>Basicamente, reescrevemos boa parte do código do exemplo, inclusive eliminamos várias funções que não utilizamos, para fazer um outro jogo. Invés de modificar o jogo onde vence quem apertar o botão mais rápido fizemos um jogo de pedra, papel e tesoura onde os dois jogadores competem para ver quem atinge 3 pontos primeiro. Quem conseguir é o vencedor da partida</text:p>
      <text:p text:style-name="P1"/>
      <text:p text:style-name="P4"><text:span text:style-name="T1">2 – Por que a complexidade do nosso jogo é pelo menos 25% maior</text:span></text:p>
      <text:p text:style-name="P2"/>
      <text:p text:style-name="P2"><text:tab/>Ao reescrever o código, tivemos além do trabalho das modificações, também o trabalho de refazer coisas do 0. além disso:</text:p>
      <text:list xml:id="list2857516482568432488" text:style-name="L1">
        <text:list-item>
          <text:list>
            <text:list-item>
              <text:p text:style-name="P3">Escrita na tela</text:p>
            </text:list-item>
            <text:list-item>
              <text:p text:style-name="P3">Manutenção do placar</text:p>
            </text:list-item>
            <text:list-item>
              <text:p text:style-name="P3">Utilização de imagens para identificar o pedra papel tesoura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t" fo:country="BR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Text_20_body" style:default-outline-level="" style:list-style-name="" style:class="text">
      <style:paragraph-properties fo:margin-top="0in" fo:margin-bottom="0.0417in" fo:line-height="100%" fo:text-align="start" style:justify-single-word="false" fo:keep-together="always" fo:keep-with-next="always"/>
      <style:text-properties style:font-name="Arial1" fo:font-size="26pt" style:font-name-asian="Arial Unicode MS" style:font-size-asian="26pt" style:font-name-complex="Arial Unicode MS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7" meta:word-count="120" meta:character-count="681"/>
    <dc:date>2019-05-07T23:31:13</dc:date>
    <meta:generator>OpenOffice/4.1.6$Unix OpenOffice.org_project/416m1$Build-9790</meta:generator>
  </office:meta>
</office:document-meta>
</file>